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26.94cm" table:align="center" fo:background-color="transparent">
        <style:background-image/>
      </style:table-properties>
    </style:style>
    <style:style style:name="Table9.A" style:family="table-column">
      <style:table-column-properties style:column-width="4.489cm"/>
    </style:style>
    <style:style style:name="Table9.B" style:family="table-column">
      <style:table-column-properties style:column-width="4.491cm"/>
    </style:style>
    <style:style style:name="Table9.1" style:family="table-row">
      <style:table-row-properties style:row-height="5.83cm" fo:background-color="transparent">
        <style:background-image/>
      </style:table-row-properties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6.94cm" table:align="center" fo:background-color="transparent">
        <style:background-image/>
      </style:table-properties>
    </style:style>
    <style:style style:name="Table10.A" style:family="table-column">
      <style:table-column-properties style:column-width="4.489cm"/>
    </style:style>
    <style:style style:name="Table10.B" style:family="table-column">
      <style:table-column-properties style:column-width="4.491cm"/>
    </style:style>
    <style:style style:name="Table10.1" style:family="table-row">
      <style:table-row-properties style:row-height="5.83cm" fo:background-color="transparent">
        <style:background-image/>
      </style:table-row-properties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6.94cm" table:align="center" fo:background-color="transparent">
        <style:background-image/>
      </style:table-properties>
    </style:style>
    <style:style style:name="Table11.A" style:family="table-column">
      <style:table-column-properties style:column-width="4.489cm"/>
    </style:style>
    <style:style style:name="Table11.B" style:family="table-column">
      <style:table-column-properties style:column-width="4.491cm"/>
    </style:style>
    <style:style style:name="Table11.1" style:family="table-row">
      <style:table-row-properties style:row-height="5.83cm" fo:background-color="transparent">
        <style:background-image/>
      </style:table-row-properties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style:vertical-align="middle"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6.94cm" table:align="center" fo:background-color="transparent">
        <style:background-image/>
      </style:table-properties>
    </style:style>
    <style:style style:name="Table12.A" style:family="table-column">
      <style:table-column-properties style:column-width="4.489cm"/>
    </style:style>
    <style:style style:name="Table12.B" style:family="table-column">
      <style:table-column-properties style:column-width="4.491cm"/>
    </style:style>
    <style:style style:name="Table12.1" style:family="table-row">
      <style:table-row-properties style:row-height="5.83cm" fo:background-color="transparent">
        <style:background-image/>
      </style:table-row-properties>
    </style:style>
    <style:style style:name="Table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style:vertical-align="middle"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6.94cm" table:align="center" fo:background-color="transparent">
        <style:background-image/>
      </style:table-properties>
    </style:style>
    <style:style style:name="Table13.A" style:family="table-column">
      <style:table-column-properties style:column-width="4.489cm"/>
    </style:style>
    <style:style style:name="Table13.B" style:family="table-column">
      <style:table-column-properties style:column-width="4.491cm"/>
    </style:style>
    <style:style style:name="Table13.1" style:family="table-row">
      <style:table-row-properties style:row-height="5.83cm" fo:background-color="transparent">
        <style:background-image/>
      </style:table-row-properties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6.94cm" table:align="center" fo:background-color="transparent">
        <style:background-image/>
      </style:table-properties>
    </style:style>
    <style:style style:name="Table14.A" style:family="table-column">
      <style:table-column-properties style:column-width="4.489cm"/>
    </style:style>
    <style:style style:name="Table14.B" style:family="table-column">
      <style:table-column-properties style:column-width="4.491cm"/>
    </style:style>
    <style:style style:name="Table14.1" style:family="table-row">
      <style:table-row-properties style:row-height="5.83cm" fo:background-color="transparent">
        <style:background-image/>
      </style:table-row-properties>
    </style:style>
    <style:style style:name="Table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8966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68966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68966" style:font-size-asian="32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68966" style:font-size-asian="32pt" style:font-weight-asian="bold" style:font-size-complex="3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paragraph-rsid="00268966"/>
    </style:style>
    <style:style style:name="P9" style:family="paragraph" style:parent-style-name="Table_20_Contents">
      <style:paragraph-properties fo:text-align="center" style:justify-single-word="false"/>
      <style:text-properties fo:font-size="32pt" fo:font-weight="bold" officeooo:paragraph-rsid="00268966" style:font-size-asian="32pt" style:font-weight-asian="bold" style:font-size-complex="32pt" style:font-weight-complex="bold"/>
    </style:style>
    <style:style style:name="P10" style:family="paragraph" style:parent-style-name="Standard">
      <style:text-properties officeooo:paragraph-rsid="0028a9fb"/>
    </style:style>
    <style:style style:name="P11" style:family="paragraph" style:parent-style-name="Standard">
      <style:text-properties officeooo:paragraph-rsid="0029e925"/>
    </style:style>
    <style:style style:name="P12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8a9fb" style:font-size-asian="32pt" style:font-style-asian="italic" style:font-weight-asian="normal" style:font-size-complex="32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9e925" style:font-size-asian="32pt" style:font-style-asian="italic" style:font-weight-asian="normal" style:font-size-complex="32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8a9fb" style:font-size-asian="32pt" style:font-style-asian="italic" style:font-weight-asian="normal" style:font-size-complex="32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9e925" style:font-size-asian="32pt" style:font-style-asian="italic" style:font-weight-asian="normal" style:font-size-complex="32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8a9fb" officeooo:paragraph-rsid="0028a9fb" style:font-size-asian="32pt" style:font-style-asian="italic" style:font-weight-asian="normal" style:font-size-complex="32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8a9fb" officeooo:paragraph-rsid="0029e925" style:font-size-asian="32pt" style:font-style-asian="italic" style:font-weight-asian="normal" style:font-size-complex="32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8a9fb" officeooo:paragraph-rsid="0028a9fb" style:font-size-asian="26pt" style:font-style-asian="italic" style:font-weight-asian="normal" style:font-size-complex="26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8a9fb" officeooo:paragraph-rsid="0029e925" style:font-size-asian="26pt" style:font-style-asian="italic" style:font-weight-asian="normal" style:font-size-complex="26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68966" style:font-size-asian="32pt" style:font-weight-asian="bold" style:font-size-complex="3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8a9fb" style:font-size-asian="32pt" style:font-weight-asian="bold" style:font-size-complex="3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9e925" style:font-size-asian="32pt" style:font-weight-asian="bold" style:font-size-complex="3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68966" style:font-size-asian="32pt" style:font-weight-asian="bold" style:font-size-complex="3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8a9fb" style:font-size-asian="32pt" style:font-weight-asian="bold" style:font-size-complex="3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9e925" style:font-size-asian="32pt" style:font-weight-asian="bold" style:font-size-complex="3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9e925" style:font-size-asian="32pt" style:font-weight-asian="bold" style:font-size-complex="3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32pt" fo:font-weight="bold" officeooo:paragraph-rsid="00268966" style:font-size-asian="32pt" style:font-weight-asian="bold" style:font-size-complex="3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32pt" fo:font-weight="bold" officeooo:paragraph-rsid="0028a9fb" style:font-size-asian="32pt" style:font-weight-asian="bold" style:font-size-complex="3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32pt" fo:font-weight="bold" officeooo:paragraph-rsid="0029e925" style:font-size-asian="32pt" style:font-weight-asian="bold" style:font-size-complex="32pt" style:font-weight-complex="bold"/>
    </style:style>
    <style:style style:name="T1" style:family="text">
      <style:text-properties style:font-name="Roboto" fo:font-size="32pt" fo:font-weight="bold" officeooo:rsid="001cf07c" style:font-size-asian="32pt" style:font-weight-asian="bold" style:font-size-complex="32pt" style:font-weight-complex="bold"/>
    </style:style>
    <style:style style:name="T2" style:family="text">
      <style:text-properties style:font-name="Roboto" fo:font-size="32pt" fo:font-weight="bold" officeooo:rsid="00268966" style:font-size-asian="32pt" style:font-weight-asian="bold" style:font-size-complex="32pt" style:font-weight-complex="bold"/>
    </style:style>
    <style:style style:name="T3" style:family="text">
      <style:text-properties style:font-name="Roboto" fo:font-size="26pt" fo:font-weight="bold" officeooo:rsid="00268966" style:font-size-asian="26pt" style:font-weight-asian="bold" style:font-size-complex="26pt" style:font-weight-complex="bold"/>
    </style:style>
    <style:style style:name="T4" style:family="text">
      <style:text-properties style:font-name="Roboto" fo:font-size="26pt" officeooo:rsid="00268966" style:font-size-asian="26pt" style:font-size-complex="26pt"/>
    </style:style>
    <style:style style:name="T5" style:family="text">
      <style:text-properties officeooo:rsid="00268966"/>
    </style:style>
    <style:style style:name="T6" style:family="text">
      <style:text-properties fo:font-size="32pt" officeooo:rsid="001cf07c" style:font-size-asian="32pt" style:font-size-complex="32pt"/>
    </style:style>
    <style:style style:name="T7" style:family="text">
      <style:text-properties fo:font-size="32pt" officeooo:rsid="00268966" style:font-size-asian="32pt" style:font-size-complex="32pt"/>
    </style:style>
    <style:style style:name="T8" style:family="text">
      <style:text-properties officeooo:rsid="0026aaeb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officeooo:rsid="0029ecf2" style:font-size-asian="26pt" style:font-size-complex="26pt"/>
    </style:style>
    <style:style style:name="T11" style:family="text">
      <style:text-properties fo:font-size="26pt" officeooo:rsid="0028a9fb" style:font-size-asian="26pt" style:font-size-complex="26pt"/>
    </style:style>
    <style:style style:name="T12" style:family="text">
      <style:text-properties fo:font-size="26pt" officeooo:rsid="00268966" style:font-size-asian="26pt" style:font-size-complex="26pt"/>
    </style:style>
    <style:style style:name="T13" style:family="text">
      <style:text-properties fo:font-size="26pt" officeooo:rsid="0029e925" style:font-size-asian="26pt" style:font-size-complex="26pt"/>
    </style:style>
    <style:style style:name="T14" style:family="text">
      <style:text-properties officeooo:rsid="0028a9fb"/>
    </style:style>
    <style:style style:name="T15" style:family="text">
      <style:text-properties officeooo:rsid="0029ecf2"/>
    </style:style>
    <style:style style:name="T16" style:family="text">
      <style:text-properties officeooo:rsid="0029e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M<text:span text:style-name="T14">4</text:span>x5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9.A1" office:value-type="string">
            <text:p text:style-name="P14">M<text:span text:style-name="T14">4</text:span>x5</text:p>
            <text:p text:style-name="P14"><text:line-break/><text:span text:style-name="T11">Linsenkopf</text:span></text:p>
            <text:p text:style-name="P16"><text:span text:style-name="T9">Kreuz</text:span></text:p>
          </table:table-cell>
          <table:table-cell table:style-name="Table9.A1" office:value-type="string">
            <text:p text:style-name="P14">M<text:span text:style-name="T14">4</text:span>x<text:span text:style-name="T14">8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9.A1" office:value-type="string">
            <text:p text:style-name="P14">M<text:span text:style-name="T14">4</text:span>x<text:span text:style-name="T14">8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9.A1" office:value-type="string">
            <text:p text:style-name="P16">M4x10</text:p>
            <text:p text:style-name="P18"><text:line-break/><text:span text:style-name="T15">Flachkopf</text:span></text:p>
            <text:p text:style-name="P16"><text:span text:style-name="T9">Schlitz</text:span></text:p>
          </table:table-cell>
          <table:table-cell table:style-name="Table9.F1" office:value-type="string">
            <text:p text:style-name="P14">M<text:span text:style-name="T14">4</text:span>x<text:span text:style-name="T14">10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14">M<text:span text:style-name="T14">4</text:span>x5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14">M<text:span text:style-name="T14">4</text:span>x<text:span text:style-name="T14">8</text:span></text:p>
            <text:p text:style-name="P14"><text:line-break/><text:span text:style-name="T11">Senkkopf</text:span></text:p>
            <text:p text:style-name="P16"><text:span text:style-name="T9">Schlitz</text:span></text:p>
          </table:table-cell>
          <table:table-cell table:style-name="Table9.A2" office:value-type="string">
            <text:p text:style-name="P6"/>
          </table:table-cell>
          <table:table-cell table:style-name="Table9.F2" office:value-type="string">
            <text:p text:style-name="P14">M<text:span text:style-name="T14">4</text:span>x<text:span text:style-name="T14">10</text:span></text:p>
            <text:p text:style-name="P14"><text:line-break/><text:span text:style-name="T11">Senkkopf</text:span></text:p>
            <text:p text:style-name="P16"><text:span text:style-name="T9">Schlitz</text:span></text:p>
          </table:table-cell>
        </table:table-row>
        <table:table-row table:style-name="Table9.1">
          <table:table-cell table:style-name="Table9.A2" office:value-type="string">
            <text:p text:style-name="P14">M<text:span text:style-name="T14">4</text:span>x5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14">M<text:span text:style-name="T14">4</text:span>x<text:span text:style-name="T14">8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9.A2" office:value-type="string">
            <text:p text:style-name="P3"/>
          </table:table-cell>
          <table:table-cell table:style-name="Table9.A2" office:value-type="string">
            <text:p text:style-name="P14">M<text:span text:style-name="T14">4</text:span>x<text:span text:style-name="T14">10</text:span></text:p>
            <text:p text:style-name="P14"><text:line-break/><text:span text:style-name="T10">Flachkopf</text:span></text:p>
            <text:p text:style-name="P16"><text:span text:style-name="T12">Kreuz</text:span></text:p>
          </table:table-cell>
          <table:table-cell table:style-name="Table9.F2" office:value-type="string">
            <text:p text:style-name="P3"/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4">M<text:span text:style-name="T14">4</text:span>x5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0.A1" office:value-type="string">
            <text:p text:style-name="P14">M<text:span text:style-name="T14">4</text:span>x5</text:p>
            <text:p text:style-name="P14"><text:line-break/><text:span text:style-name="T11">Linsenkopf</text:span></text:p>
            <text:p text:style-name="P16"><text:span text:style-name="T9">Kreuz</text:span></text:p>
          </table:table-cell>
          <table:table-cell table:style-name="Table10.A1" office:value-type="string">
            <text:p text:style-name="P14">M<text:span text:style-name="T14">4</text:span>x<text:span text:style-name="T14">8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0.A1" office:value-type="string">
            <text:p text:style-name="P14">M<text:span text:style-name="T14">4</text:span>x<text:span text:style-name="T14">8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10.A1" office:value-type="string">
            <text:p text:style-name="P16">M4x10</text:p>
            <text:p text:style-name="P18"><text:line-break/><text:span text:style-name="T15">Flachkopf</text:span></text:p>
            <text:p text:style-name="P16"><text:span text:style-name="T9">Schlitz</text:span></text:p>
          </table:table-cell>
          <table:table-cell table:style-name="Table10.F1" office:value-type="string">
            <text:p text:style-name="P14">M<text:span text:style-name="T14">4</text:span>x<text:span text:style-name="T14">10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</table:table-row>
        <table:table-row table:style-name="Table10.1"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14">M<text:span text:style-name="T14">4</text:span>x5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14">M<text:span text:style-name="T14">4</text:span>x<text:span text:style-name="T14">8</text:span></text:p>
            <text:p text:style-name="P14"><text:line-break/><text:span text:style-name="T11">Senkkopf</text:span></text:p>
            <text:p text:style-name="P16"><text:span text:style-name="T9">Schlitz</text:span></text:p>
          </table:table-cell>
          <table:table-cell table:style-name="Table10.A2" office:value-type="string">
            <text:p text:style-name="P6"/>
          </table:table-cell>
          <table:table-cell table:style-name="Table10.F2" office:value-type="string">
            <text:p text:style-name="P14">M<text:span text:style-name="T14">4</text:span>x<text:span text:style-name="T14">10</text:span></text:p>
            <text:p text:style-name="P14"><text:line-break/><text:span text:style-name="T11">Senkkopf</text:span></text:p>
            <text:p text:style-name="P16"><text:span text:style-name="T9">Schlitz</text:span></text:p>
          </table:table-cell>
        </table:table-row>
        <table:table-row table:style-name="Table10.1">
          <table:table-cell table:style-name="Table10.A2" office:value-type="string">
            <text:p text:style-name="P14">M<text:span text:style-name="T14">4</text:span>x5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0.A2" office:value-type="string">
            <text:p text:style-name="P9"/>
          </table:table-cell>
          <table:table-cell table:style-name="Table10.A2" office:value-type="string">
            <text:p text:style-name="P14">M<text:span text:style-name="T14">4</text:span>x<text:span text:style-name="T14">8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14">M<text:span text:style-name="T14">4</text:span>x<text:span text:style-name="T14">10</text:span></text:p>
            <text:p text:style-name="P14"><text:line-break/><text:span text:style-name="T10">Flachkopf</text:span></text:p>
            <text:p text:style-name="P16"><text:span text:style-name="T12">Kreuz</text:span></text:p>
          </table:table-cell>
          <table:table-cell table:style-name="Table10.F2" office:value-type="string">
            <text:p text:style-name="P3"/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4">M<text:span text:style-name="T14">4</text:span>x<text:span text:style-name="T14">12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1.A1" office:value-type="string">
            <text:p text:style-name="P14">M<text:span text:style-name="T14">4</text:span>x<text:span text:style-name="T14">12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11.A1" office:value-type="string">
            <text:p text:style-name="P14">M<text:span text:style-name="T14">4</text:span>x<text:span text:style-name="T14">16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1.A1" office:value-type="string">
            <text:p text:style-name="P14">M<text:span text:style-name="T14">4</text:span>x<text:span text:style-name="T14">16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11.A1" office:value-type="string">
            <text:p text:style-name="P14">M<text:span text:style-name="T14">4</text:span>x<text:span text:style-name="T14">20</text:span></text:p>
            <text:p text:style-name="P14"><text:line-break/><text:span text:style-name="T11">Flachkopf</text:span></text:p>
            <text:p text:style-name="P18">Schlitz</text:p>
          </table:table-cell>
          <table:table-cell table:style-name="Table11.F1" office:value-type="string">
            <text:p text:style-name="P3"/>
          </table:table-cell>
        </table:table-row>
        <table:table-row table:style-name="Table11.1"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14">M<text:span text:style-name="T14">4</text:span>x<text:span text:style-name="T14">12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1.A2" office:value-type="string">
            <text:p text:style-name="P14">M<text:span text:style-name="T14">4</text:span>x<text:span text:style-name="T14">16</text:span></text:p>
            <text:p text:style-name="P14"><text:line-break/><text:span text:style-name="T11">Sechskant</text:span></text:p>
            <text:p text:style-name="P12"><text:span text:style-name="T9">Schlitz</text:span></text:p>
          </table:table-cell>
          <table:table-cell table:style-name="Table11.A2" office:value-type="string">
            <text:p text:style-name="P14">M<text:span text:style-name="T14">4</text:span>x<text:span text:style-name="T14">16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1.A2" office:value-type="string">
            <text:p text:style-name="P6"/>
          </table:table-cell>
          <table:table-cell table:style-name="Table11.F2" office:value-type="string">
            <text:p text:style-name="P15">M<text:span text:style-name="T14">4</text:span>x<text:span text:style-name="T16">20</text:span></text:p>
            <text:p text:style-name="P15"><text:line-break/><text:span text:style-name="T11">Senkkopf</text:span></text:p>
            <text:p text:style-name="P13"><text:span text:style-name="T9">Schlitz</text:span></text:p>
          </table:table-cell>
        </table:table-row>
        <table:table-row table:style-name="Table11.1">
          <table:table-cell table:style-name="Table11.A2" office:value-type="string">
            <text:p text:style-name="P14">M<text:span text:style-name="T14">4</text:span>x<text:span text:style-name="T14">12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1.A2" office:value-type="string">
            <text:p text:style-name="P12"><text:span text:style-name="T9"/></text:p>
          </table:table-cell>
          <table:table-cell table:style-name="Table11.A2" office:value-type="string">
            <text:p text:style-name="P14">M<text:span text:style-name="T14">4</text:span>x<text:span text:style-name="T14">16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1.A2" office:value-type="string">
            <text:p text:style-name="P3"/>
          </table:table-cell>
          <table:table-cell table:style-name="Table11.A2" office:value-type="string">
            <text:p text:style-name="P6"/>
          </table:table-cell>
          <table:table-cell table:style-name="Table11.F2" office:value-type="string">
            <text:p text:style-name="P3"/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4">M<text:span text:style-name="T14">4</text:span>x<text:span text:style-name="T14">12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2.A1" office:value-type="string">
            <text:p text:style-name="P14">M<text:span text:style-name="T14">4</text:span>x<text:span text:style-name="T14">12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12.A1" office:value-type="string">
            <text:p text:style-name="P14">M<text:span text:style-name="T14">4</text:span>x<text:span text:style-name="T14">16</text:span></text:p>
            <text:p text:style-name="P14"><text:line-break/><text:span text:style-name="T10">Flachkopf</text:span></text:p>
            <text:p text:style-name="P12"><text:span text:style-name="T9">Schlitz</text:span></text:p>
          </table:table-cell>
          <table:table-cell table:style-name="Table12.A1" office:value-type="string">
            <text:p text:style-name="P14">M<text:span text:style-name="T14">4</text:span>x<text:span text:style-name="T14">16</text:span></text:p>
            <text:p text:style-name="P14"><text:line-break/><text:span text:style-name="T11">Senkkopf</text:span></text:p>
            <text:p text:style-name="P16"><text:span text:style-name="T9">Kreuz</text:span></text:p>
          </table:table-cell>
          <table:table-cell table:style-name="Table12.A1" office:value-type="string">
            <text:p text:style-name="P14">M<text:span text:style-name="T14">4</text:span>x<text:span text:style-name="T14">20</text:span></text:p>
            <text:p text:style-name="P14"><text:line-break/><text:span text:style-name="T11">Flachkopf</text:span></text:p>
            <text:p text:style-name="P18">Schlitz</text:p>
          </table:table-cell>
          <table:table-cell table:style-name="Table12.F1" office:value-type="string">
            <text:p text:style-name="P3"/>
          </table:table-cell>
        </table:table-row>
        <table:table-row table:style-name="Table12.1"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14">M<text:span text:style-name="T14">4</text:span>x<text:span text:style-name="T14">12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2.A2" office:value-type="string">
            <text:p text:style-name="P14">M<text:span text:style-name="T14">4</text:span>x<text:span text:style-name="T14">16</text:span></text:p>
            <text:p text:style-name="P14"><text:line-break/><text:span text:style-name="T11">Sechskant</text:span></text:p>
            <text:p text:style-name="P12"><text:span text:style-name="T9">Schlitz</text:span></text:p>
          </table:table-cell>
          <table:table-cell table:style-name="Table12.A2" office:value-type="string">
            <text:p text:style-name="P14">M<text:span text:style-name="T14">4</text:span>x<text:span text:style-name="T14">16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2.A2" office:value-type="string">
            <text:p text:style-name="P6"/>
          </table:table-cell>
          <table:table-cell table:style-name="Table12.F2" office:value-type="string">
            <text:p text:style-name="P15">M<text:span text:style-name="T14">4</text:span>x<text:span text:style-name="T16">20</text:span></text:p>
            <text:p text:style-name="P15"><text:line-break/><text:span text:style-name="T11">Senkkopf</text:span></text:p>
            <text:p text:style-name="P13"><text:span text:style-name="T9">Schlitz</text:span></text:p>
          </table:table-cell>
        </table:table-row>
        <table:table-row table:style-name="Table12.1">
          <table:table-cell table:style-name="Table12.A2" office:value-type="string">
            <text:p text:style-name="P14">M<text:span text:style-name="T14">4</text:span>x<text:span text:style-name="T14">12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2.A2" office:value-type="string">
            <text:p text:style-name="P12"><text:span text:style-name="T9"/></text:p>
          </table:table-cell>
          <table:table-cell table:style-name="Table12.A2" office:value-type="string">
            <text:p text:style-name="P14">M<text:span text:style-name="T14">4</text:span>x<text:span text:style-name="T14">16</text:span></text:p>
            <text:p text:style-name="P14"><text:line-break/><text:span text:style-name="T10">Flachkopf</text:span></text:p>
            <text:p text:style-name="P16"><text:span text:style-name="T9">Kreuz</text:span></text:p>
          </table:table-cell>
          <table:table-cell table:style-name="Table12.A2" office:value-type="string">
            <text:p text:style-name="P3"/>
          </table:table-cell>
          <table:table-cell table:style-name="Table12.A2" office:value-type="string">
            <text:p text:style-name="P6"/>
          </table:table-cell>
          <table:table-cell table:style-name="Table12.F2" office:value-type="string">
            <text:p text:style-name="P3"/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4">M<text:span text:style-name="T14">4</text:span>x<text:span text:style-name="T16">40</text:span></text:p>
            <text:p text:style-name="P14"><text:line-break/><text:span text:style-name="T11">Flachkopf</text:span></text:p>
            <text:p text:style-name="P18">Schlitz</text:p>
          </table:table-cell>
          <table:table-cell table:style-name="Table13.A1" office:value-type="string">
            <text:p text:style-name="P4"/>
          </table:table-cell>
          <table:table-cell table:style-name="Table13.F1" office:value-type="string">
            <text:p text:style-name="P2"/>
          </table:table-cell>
        </table:table-row>
        <table:table-row table:style-name="Table13.1">
          <table:table-cell table:style-name="Table13.A2" office:value-type="string">
            <text:p text:style-name="P14">M<text:span text:style-name="T14">4</text:span>x<text:span text:style-name="T16">25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3.A2" office:value-type="string">
            <text:p text:style-name="P14">M<text:span text:style-name="T14">4</text:span>x<text:span text:style-name="T16">30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3.A2" office:value-type="string">
            <text:p text:style-name="P14">M<text:span text:style-name="T14">4</text:span>x<text:span text:style-name="T16">35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14">M<text:span text:style-name="T14">4</text:span>x<text:span text:style-name="T14">20</text:span></text:p>
            <text:p text:style-name="P14"><text:line-break/><text:span text:style-name="T13">Unterleg-scheiben</text:span></text:p>
          </table:table-cell>
          <table:table-cell table:style-name="Table13.F2" office:value-type="string">
            <text:p text:style-name="P2"/>
          </table:table-cell>
        </table:table-row>
        <table:table-row table:style-name="Table13.1"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9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15">M<text:span text:style-name="T14">4</text:span>x<text:span text:style-name="T14">20</text:span></text:p>
            <text:p text:style-name="P15"><text:span text:style-name="T7"><text:line-break/></text:span><text:span text:style-name="T13">Unterleg-scheiben</text:span></text:p>
          </table:table-cell>
          <table:table-cell table:style-name="Table13.F2" office:value-type="string">
            <text:p text:style-name="P15">M<text:span text:style-name="T14">4</text:span>x<text:span text:style-name="T14">20</text:span></text:p>
            <text:p text:style-name="P15"><text:line-break/><text:span text:style-name="T13">Muttern</text:span></text:p>
          </table:table-cell>
        </table:table-row>
      </table:table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14">M<text:span text:style-name="T14">4</text:span>x<text:span text:style-name="T16">40</text:span></text:p>
            <text:p text:style-name="P14"><text:line-break/><text:span text:style-name="T11">Flachkopf</text:span></text:p>
            <text:p text:style-name="P18">Schlitz</text:p>
          </table:table-cell>
          <table:table-cell table:style-name="Table14.A1" office:value-type="string">
            <text:p text:style-name="P4"/>
          </table:table-cell>
          <table:table-cell table:style-name="Table14.F1" office:value-type="string">
            <text:p text:style-name="P2"/>
          </table:table-cell>
        </table:table-row>
        <table:table-row table:style-name="Table14.1">
          <table:table-cell table:style-name="Table14.A2" office:value-type="string">
            <text:p text:style-name="P14">M<text:span text:style-name="T14">4</text:span>x<text:span text:style-name="T16">25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4.A2" office:value-type="string">
            <text:p text:style-name="P14">M<text:span text:style-name="T14">4</text:span>x<text:span text:style-name="T16">30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4.A2" office:value-type="string">
            <text:p text:style-name="P14">M<text:span text:style-name="T14">4</text:span>x<text:span text:style-name="T16">35</text:span></text:p>
            <text:p text:style-name="P14"><text:line-break/><text:span text:style-name="T11">Senkkopf</text:span></text:p>
            <text:p text:style-name="P12"><text:span text:style-name="T9">Schlitz</text:span></text:p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14">M<text:span text:style-name="T14">4</text:span>x<text:span text:style-name="T14">20</text:span></text:p>
            <text:p text:style-name="P14"><text:line-break/><text:span text:style-name="T13">Unterleg-scheiben</text:span></text:p>
          </table:table-cell>
          <table:table-cell table:style-name="Table14.F2" office:value-type="string">
            <text:p text:style-name="P2"/>
          </table:table-cell>
        </table:table-row>
        <table:table-row table:style-name="Table14.1"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9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3"/>
          </table:table-cell>
          <table:table-cell table:style-name="Table14.A2" office:value-type="string">
            <text:p text:style-name="P15">M<text:span text:style-name="T14">4</text:span>x<text:span text:style-name="T14">20</text:span></text:p>
            <text:p text:style-name="P15"><text:span text:style-name="T5"><text:line-break/></text:span><text:span text:style-name="T13">Unterleg-scheiben</text:span></text:p>
          </table:table-cell>
          <table:table-cell table:style-name="Table14.F2" office:value-type="string">
            <text:p text:style-name="P15">M<text:span text:style-name="T14">4</text:span>x<text:span text:style-name="T14">20</text:span></text:p>
            <text:p text:style-name="P15"><text:line-break/><text:span text:style-name="T13">Mutter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29:59.742644020</meta:creation-date>
    <dc:date>2021-04-29T15:02:09.288768345</dc:date>
    <meta:editing-duration>PT2H23M11S</meta:editing-duration>
    <meta:editing-cycles>12</meta:editing-cycles>
    <meta:generator>LibreOffice/6.1.5.2$Linux_X86_64 LibreOffice_project/10$Build-2</meta:generator>
    <meta:print-date>2021-04-29T13:19:25.886969304</meta:print-date>
    <meta:document-statistic meta:table-count="6" meta:image-count="0" meta:object-count="0" meta:page-count="6" meta:paragraph-count="174" meta:word-count="174" meta:character-count="1226" meta:non-whitespace-character-count="1166"/>
  </office:meta>
</office:document-meta>
</file>